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2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51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6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7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37cm" fo:min-width="1.99cm" fo:padding-top="0.137cm" fo:padding-bottom="0.137cm" fo:padding-left="0.262cm" fo:padding-right="0.262cm" draw:shadow-opacity="0%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8.239cm" svg:y="2.651cm">
          <draw:text-box>
            <text:p><text:span text:style-name="T1">Table</text:span></text:p>
          </draw:text-box>
        </draw:frame>
        <draw:frame draw:style-name="gr2" draw:text-style-name="P2" draw:layer="layout" svg:width="2.286cm" svg:height="0.509cm" svg:x="8.493cm" svg:y="3.412cm">
          <draw:text-box>
            <text:p><text:span text:style-name="T2">Sailors</text:span></text:p>
          </draw:text-box>
        </draw:frame>
        <draw:custom-shape draw:style-name="gr3" draw:text-style-name="P3" draw:layer="layout" svg:width="0.203cm" svg:height="0.203cm" draw:transform="rotate (-3.14159265358979) translate (10.694cm 3.7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254cm" svg:height="0.508cm" svg:x="10.525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10.525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10.525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0.509cm" svg:x="8.493cm" svg:y="4.048cm">
          <draw:text-box>
            <text:p><text:span text:style-name="T2">sid</text:span></text:p>
          </draw:text-box>
        </draw:frame>
        <draw:frame draw:style-name="gr5" draw:text-style-name="P2" draw:layer="layout" svg:width="2.413cm" svg:height="0.509cm" svg:x="8.493cm" svg:y="4.682cm">
          <draw:text-box>
            <text:p><text:span text:style-name="T2">sname</text:span></text:p>
          </draw:text-box>
        </draw:frame>
        <draw:frame draw:style-name="gr5" draw:text-style-name="P2" draw:layer="layout" svg:width="2.413cm" svg:height="0.509cm" svg:x="8.493cm" svg:y="5.317cm">
          <draw:text-box>
            <text:p><text:span text:style-name="T2">age</text:span></text:p>
          </draw:text-box>
        </draw:frame>
        <draw:frame draw:style-name="gr5" draw:text-style-name="P2" draw:layer="layout" svg:width="2.413cm" svg:height="0.509cm" svg:x="8.493cm" svg:y="5.952cm">
          <draw:text-box>
            <text:p><text:span text:style-name="T2">rating</text:span></text:p>
          </draw:text-box>
        </draw:frame>
        <draw:custom-shape draw:style-name="gr4" draw:text-style-name="P4" xml:id="id1" draw:id="id1" draw:layer="layout" svg:width="0.254cm" svg:height="0.508cm" svg:x="10.525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2.54cm" svg:height="0.635cm" svg:x="3.54cm" svg:y="3.032cm">
          <draw:text-box>
            <text:p><text:span text:style-name="T1">Constant</text:span></text:p>
          </draw:text-box>
        </draw:frame>
        <draw:frame draw:style-name="gr7" draw:text-style-name="P2" draw:layer="layout" svg:width="2.032cm" svg:height="0.509cm" svg:x="3.794cm" svg:y="3.793cm">
          <draw:text-box>
            <text:p><text:span text:style-name="T2">'Bob'</text:span></text:p>
          </draw:text-box>
        </draw:frame>
        <draw:custom-shape draw:style-name="gr4" draw:text-style-name="P4" xml:id="id3" draw:id="id3" draw:layer="layout" svg:width="0.254cm" svg:height="0.508cm" svg:x="5.826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54cm" svg:height="1.397cm" svg:x="3.54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13.449cm" svg:y="3.794cm">
          <draw:text-box>
            <text:p><text:span text:style-name="T1">Output</text:span></text:p>
          </draw:text-box>
        </draw:frame>
        <draw:frame draw:style-name="gr5" draw:text-style-name="P2" draw:layer="layout" svg:width="2.413cm" svg:height="0.509cm" svg:x="13.7cm" svg:y="4.555cm">
          <draw:text-box>
            <text:p><text:span text:style-name="T2">output</text:span></text:p>
          </draw:text-box>
        </draw:frame>
        <draw:custom-shape draw:style-name="gr4" draw:text-style-name="P4" xml:id="id2" draw:id="id2" draw:layer="layout" svg:width="0.254cm" svg:height="0.508cm" svg:x="13.446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54cm" svg:height="1.397cm" svg:x="13.44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8.239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0.254cm" svg:height="0.508cm" svg:x="8.239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8.239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8.239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54cm" svg:height="3.937cm" svg:x="8.239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curve" svg:x1="10.779cm" svg:y1="6.207cm" svg:x2="13.446cm" svg:y2="4.81cm" draw:start-shape="id1" draw:start-glue-point="1" draw:end-shape="id2" draw:end-glue-point="3" svg:d="M10779 6207c2001 0 668-1397 2667-1397" svg:viewBox="0 0 2668 1398">
          <text:p/>
        </draw:connector>
        <draw:connector draw:style-name="gr10" draw:text-style-name="P6" draw:layer="layout" draw:type="curve" svg:x1="6.08cm" svg:y1="4.048cm" svg:x2="8.239cm" svg:y2="4.937cm" draw:start-shape="id3" draw:start-glue-point="1" draw:end-shape="id4" draw:end-glue-point="3" svg:d="M6080 4048c1620 0 541 889 2159 889" svg:viewBox="0 0 2160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1T20:21:35.798487060</dc:date>
    <meta:editing-duration>PT18M6S</meta:editing-duration>
    <meta:editing-cycles>8</meta:editing-cycles>
    <meta:generator>LibreOffice/4.4.1.2$Linux_X86_64 LibreOffice_project/40m0$Build-2</meta:generator>
    <meta:document-statistic meta:object-count="26"/>
  </office:meta>
</office:document-meta>
</file>